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draw:marker-start="Triangle_20_unfilled" draw:marker-start-width="0.3cm" draw:fill="none" draw:textarea-vertical-align="middle"/>
    </style:style>
    <style:style style:name="gr6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8.44cm" svg:height="0.848cm" svg:x="0.4cm" svg:y="0.475cm">
          <draw:text-box>
            <text:p text:style-name="P1"><text:span text:style-name="T1">Hatohol client dialogs relationship</text:span></text:p>
          </draw:text-box>
        </draw:frame>
        <draw:custom-shape draw:style-name="gr2" draw:text-style-name="P4" draw:layer="layout" svg:width="6.2cm" svg:height="0.7cm" svg:x="12.3cm" svg:y="5.275cm">
          <text:p text:style-name="P3"><text:span text:style-name="T2">HatoholAddAction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4cm" svg:height="0.7cm" svg:x="8.6cm" svg:y="9.375cm">
          <text:p text:style-name="P3"><text:span text:style-name="T2">HatoholHost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7cm" svg:height="0.7cm" svg:x="18.4cm" svg:y="9.375cm">
          <text:p text:style-name="P3"><text:span text:style-name="T2">HatoholTrigger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1cm" svg:height="0.8cm" svg:x="10cm" svg:y="0.975cm">
          <text:p text:style-name="P3"><text:span text:style-name="T2">Hatohol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2cm" svg:height="0.7cm" svg:x="9.3cm" svg:y="7.175cm">
          <text:p text:style-name="P3"><text:span text:style-name="T2">HatoholSelector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6.4cm" svg:height="0.7cm" svg:x="0.4cm" svg:y="5.275cm">
          <text:p text:style-name="P3"><text:span text:style-name="T2">HatoholHostgroupPrivilegeEdit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0.7cm" svg:x="6.2cm" svg:y="2.875cm">
          <text:p text:style-name="P3"><text:span text:style-name="T2">HatoholPasswordCha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cm" svg:height="0.7cm" svg:x="12.2cm" svg:y="2.875cm">
          <text:p text:style-name="P3"><text:span text:style-name="T2">HatoholServerEdit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0.7cm" svg:x="17.1cm" svg:y="2.875cm">
          <text:p text:style-name="P3"><text:span text:style-name="T2">HatoholUserEdit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7cm" svg:height="0.7cm" svg:x="13.4cm" svg:y="9.4cm">
          <text:p text:style-name="P3"><text:span text:style-name="T2">HatoholHostgroup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cm" svg:height="0.7cm" svg:x="7.1cm" svg:y="5.275cm">
          <text:p text:style-name="P3"><text:span text:style-name="T2">HatoholUserRolesEd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.7cm" svg:height="0.7cm" svg:x="22.5cm" svg:y="2.875cm">
          <text:p text:style-name="P3"><text:span text:style-name="T2">HatoholPrivilegeEd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4.7cm" svg:height="0.7cm" svg:x="3.6cm" svg:y="9.375cm">
          <text:p text:style-name="P3"><text:span text:style-name="T2">HatoholServer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5.1cm" svg:height="0.7cm" svg:x="19cm" svg:y="5.275cm">
          <text:p text:style-name="P3"><text:span text:style-name="T2">HatoholActorMail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5cm" svg:height="0.7cm" svg:x="0.7cm" svg:y="2.875cm">
          <text:p text:style-name="P3"><text:span text:style-name="T2">HatoholLogin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2cm" svg:y1="2.875cm" svg:x2="24.85cm" svg:y2="2.875cm" draw:start-shape="id1" draw:start-glue-point="0" draw:end-shape="id2" draw:end-glue-point="0" svg:d="M3200 2875v-525h21650v525" svg:viewBox="0 0 21651 526">
          <text:p/>
        </draw:connector>
        <draw:line draw:style-name="gr4" draw:text-style-name="P3" draw:layer="layout" svg:x1="8.6cm" svg:y1="2.875cm" svg:x2="8.6cm" svg:y2="2.375cm">
          <text:p/>
        </draw:line>
        <draw:line draw:style-name="gr4" draw:text-style-name="P3" draw:layer="layout" svg:x1="14.4cm" svg:y1="2.876cm" svg:x2="14.4cm" svg:y2="2.376cm">
          <text:p/>
        </draw:line>
        <draw:line draw:style-name="gr4" draw:text-style-name="P3" draw:layer="layout" svg:x1="19.5cm" svg:y1="2.877cm" svg:x2="19.5cm" svg:y2="2.377cm">
          <text:p/>
        </draw:line>
        <draw:line draw:style-name="gr5" draw:text-style-name="P3" draw:layer="layout" svg:x1="11.9cm" svg:y1="1.775cm" svg:x2="11.9cm" svg:y2="7.175cm">
          <text:p/>
        </draw:line>
        <draw:connector draw:style-name="gr3" draw:text-style-name="P3" draw:layer="layout" svg:x1="3.6cm" svg:y1="5.275cm" svg:x2="21.55cm" svg:y2="5.275cm" draw:start-shape="id3" draw:start-glue-point="0" draw:end-shape="id4" draw:end-glue-point="0" svg:d="M3600 5275v-525h17950v525" svg:viewBox="0 0 17951 526">
          <text:p/>
        </draw:connector>
        <draw:connector draw:style-name="gr3" draw:text-style-name="P3" draw:layer="layout" svg:x1="5.95cm" svg:y1="9.375cm" svg:x2="20.75cm" svg:y2="9.375cm" draw:start-shape="id5" draw:end-shape="id6" draw:end-glue-point="0" svg:d="M5950 9375v-525h14800v525" svg:viewBox="0 0 14801 526">
          <text:p/>
        </draw:connector>
        <draw:line draw:style-name="gr6" draw:text-style-name="P3" draw:layer="layout" svg:x1="11.9cm" svg:y1="8.875cm" svg:x2="11.9cm" svg:y2="7.875cm">
          <text:p/>
        </draw:line>
        <draw:line draw:style-name="gr4" draw:text-style-name="P3" draw:layer="layout" svg:x1="9.4cm" svg:y1="5.275cm" svg:x2="9.4cm" svg:y2="4.775cm">
          <text:p/>
        </draw:line>
        <draw:line draw:style-name="gr4" draw:text-style-name="P3" draw:layer="layout" svg:x1="10.8cm" svg:y1="9.375cm" svg:x2="10.8cm" svg:y2="8.875cm">
          <text:p/>
        </draw:line>
        <draw:line draw:style-name="gr4" draw:text-style-name="P3" draw:layer="layout" svg:x1="15.7cm" svg:y1="9.375cm" svg:x2="15.7cm" svg:y2="8.875cm">
          <text:p/>
        </draw:line>
        <draw:line draw:style-name="gr4" draw:text-style-name="P3" draw:layer="layout" svg:x1="15.6cm" svg:y1="5.275cm" svg:x2="15.6cm" svg:y2="4.7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4T12:31:38.709804540</dc:date>
    <meta:editing-duration>PT18H31M33S</meta:editing-duration>
    <meta:editing-cycles>19</meta:editing-cycles>
    <dc:creator>kyamato </dc:creator>
    <meta:document-statistic meta:object-count="28"/>
  </office:meta>
</office:document-meta>
</file>